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7c23b"/>
    </style:style>
    <style:style style:name="P2" style:family="paragraph" style:parent-style-name="Standard">
      <style:paragraph-properties fo:text-align="center" style:justify-single-word="false"/>
      <style:text-properties officeooo:rsid="0017c23b" officeooo:paragraph-rsid="0017c23b"/>
    </style:style>
    <style:style style:name="P3" style:family="paragraph" style:parent-style-name="Standard">
      <style:paragraph-properties fo:text-align="start" style:justify-single-word="false"/>
      <style:text-properties officeooo:rsid="0017c23b" officeooo:paragraph-rsid="0017c23b"/>
    </style:style>
    <style:style style:name="P4" style:family="paragraph" style:parent-style-name="Standard">
      <style:paragraph-properties fo:line-height="200%" fo:text-align="start" style:justify-single-word="false"/>
      <style:text-properties officeooo:rsid="0017c23b" officeooo:paragraph-rsid="0017c23b"/>
    </style:style>
    <style:style style:name="P5" style:family="paragraph" style:parent-style-name="Standard">
      <style:paragraph-properties fo:line-height="200%" fo:text-align="start" style:justify-single-word="false"/>
      <style:text-properties officeooo:rsid="001b0999" officeooo:paragraph-rsid="001b70d6"/>
    </style:style>
    <style:style style:name="P6" style:family="paragraph" style:parent-style-name="Standard">
      <style:paragraph-properties fo:line-height="200%" fo:text-align="start" style:justify-single-word="false"/>
      <style:text-properties officeooo:rsid="001b0999" officeooo:paragraph-rsid="001d7253"/>
    </style:style>
    <style:style style:name="P7" style:family="paragraph" style:parent-style-name="Standard">
      <style:paragraph-properties fo:line-height="200%" fo:text-align="start" style:justify-single-word="false"/>
      <style:text-properties officeooo:rsid="001b70d6" officeooo:paragraph-rsid="001b70d6"/>
    </style:style>
    <style:style style:name="P8" style:family="paragraph" style:parent-style-name="Standard">
      <style:paragraph-properties fo:line-height="200%" fo:text-align="start" style:justify-single-word="false"/>
      <style:text-properties officeooo:rsid="001cbf88" officeooo:paragraph-rsid="001b70d6"/>
    </style:style>
    <style:style style:name="P9" style:family="paragraph" style:parent-style-name="Standard">
      <style:paragraph-properties fo:line-height="200%" fo:text-align="start" style:justify-single-word="false"/>
      <style:text-properties officeooo:rsid="001cbf88" officeooo:paragraph-rsid="001d7253"/>
    </style:style>
    <style:style style:name="P10" style:family="paragraph" style:parent-style-name="Standard">
      <style:paragraph-properties fo:line-height="200%" fo:text-align="start" style:justify-single-word="false"/>
      <style:text-properties officeooo:rsid="001d7253" officeooo:paragraph-rsid="001d7253"/>
    </style:style>
    <style:style style:name="P11" style:family="paragraph" style:parent-style-name="Standard">
      <style:paragraph-properties fo:line-height="200%" fo:text-align="start" style:justify-single-word="false"/>
      <style:text-properties officeooo:rsid="001b0999" officeooo:paragraph-rsid="001d7253"/>
    </style:style>
    <style:style style:name="P12" style:family="paragraph" style:parent-style-name="Standard">
      <style:paragraph-properties fo:line-height="200%" fo:text-align="start" style:justify-single-word="false"/>
      <style:text-properties officeooo:rsid="001b0999" officeooo:paragraph-rsid="00201c0f"/>
    </style:style>
    <style:style style:name="T1" style:family="text">
      <style:text-properties officeooo:rsid="0017c23b"/>
    </style:style>
    <style:style style:name="T2" style:family="text">
      <style:text-properties officeooo:rsid="0018f0bc"/>
    </style:style>
    <style:style style:name="T3" style:family="text">
      <style:text-properties officeooo:rsid="001b70d6"/>
    </style:style>
    <style:style style:name="T4" style:family="text">
      <style:text-properties officeooo:rsid="001cbf88"/>
    </style:style>
    <style:style style:name="T5" style:family="text">
      <style:text-properties officeooo:rsid="001d7253"/>
    </style:style>
    <style:style style:name="T6" style:family="text">
      <style:text-properties officeooo:rsid="001e22bb"/>
    </style:style>
    <style:style style:name="T7" style:family="text">
      <style:text-properties officeooo:rsid="00201c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sion Control: What it is </text:span><text:span text:style-name="T2">&amp;</text:span><text:span text:style-name="T1"> why I should care.</text:span></text:p>
      <text:p text:style-name="P2">A. Buskov</text:p>
      <text:p text:style-name="P3"/>
      <text:p text:style-name="P3"/>
      <text:p text:style-name="P4"/>
      <text:p text:style-name="P5"><text:span text:style-name="T3">For as long as there have been programmers and computer code, there has been some sort of version control. Without version control our code would soon grow to the point that further development, much less the fixing of bugs, would overwhelm </text:span><text:span text:style-name="T4">any one</text:span><text:span text:style-name="T3"> developer. But what exactly is version control, and how will using it make me, or you for that reason, a better programmer.</text:span></text:p>
      <text:p text:style-name="P7"/>
      <text:p text:style-name="P5"><text:span text:style-name="T3">Version control is really nothing more than a </text:span><text:span text:style-name="T4">simple folder structure with a very elaborate way of indexing specific files. In short, version control allows you to keep track of a multitude of things related to an individual file. To fully understand version control though, I must explain a bit about coding in general and some specific definitions. When a programmer creates a file there are almost certainly going to be bugs somewhere; if you didn't find any bugs... you didn't test hard enough. As a single developer, working with a small set of files, finding these bugs and furthering development may not be too much of a problem. As a single developer, you are free to open, edit, move, and change your files as you see fit. However, problems arise quickly when two simple things change: multiple people work on development, and </text:span><text:span text:style-name="T6">an increase in the number of files</text:span><text:span text:style-name="T4">. With these two changes managing your </text:span><text:span text:style-name="T6">work</text:span><text:span text:style-name="T4">, allowing others to work on your code, and tracking changes become nearly impossible.</text:span></text:p>
      <text:p text:style-name="P8"/>
      <text:p text:style-name="P6"><text:span text:style-name="T4">Enter version control. Because of the way version control is designed, it easily allows a developer to work on a piece of code without causing issues with the stable code, or other developers. All code starts out in what's called a trunk; the place where all stable (or master) code will live. </text:span><text:span text:style-name="T5">Each trunk can have multiple branches. These branches will be an exact mirror of the main trunk, but will serve as working copies for developer to use so as not to disturb the main trunk. It is because of these branches that </text:span><text:span text:style-name="T4">multiple developers </text:span><text:span text:style-name="T5">can</text:span><text:span text:style-name="T4"> work on the same file at the same time. </text:span><text:span text:style-name="T5">Without these branches</text:span><text:span text:style-name="T4"> when multiple </text:span><text:soft-page-break/><text:span text:style-name="T4">developers worked on the same file the developer who saved the file last would simply overwrite all changes by the first developer. </text:span></text:p>
      <text:p text:style-name="P9"/>
      <text:p text:style-name="P6"><text:span text:style-name="T5">B</text:span><text:span text:style-name="T4">ecause there are multiple developers, </text:span><text:span text:style-name="T5">who each make</text:span><text:span text:style-name="T4"> multiple changes, version control </text:span><text:span text:style-name="T6">automatically </text:span><text:span text:style-name="T4">takes care of tracking those changes, allowing the developers to see what work has changed with each revision of a file, and who made those changes. This </text:span><text:span text:style-name="T5">helps hol</text:span><text:span text:style-name="T6">d </text:span><text:span text:style-name="T5">each member of a</text:span><text:span text:style-name="T4"> development team accountable for their code </text:span><text:span text:style-name="T5">while </text:span><text:span text:style-name="T4">making it easy to revert code should a feature be dropped or buggy. </text:span><text:span text:style-name="T5">Branches are really where all the work takes place, and like a tree there can be multiple branches of development going on at any one time. When a piece of a branch is finished, it's code is merged into the master trunk for distribution.</text:span></text:p>
      <text:p text:style-name="P10"/>
      <text:p text:style-name="P6"><text:span text:style-name="T5">Version control also allows for quicker and easier development by distributing the code easily to multiple machines. This allows a developer who has a tablet, laptop, desktop, an maybe even a server to </text:span><text:span text:style-name="T6">edit his </text:span><text:span text:style-name="T5">code on each machine yet easily transfer that code to other devices when necessary. This is something I do quite often. As all code is stored in a repository, the developer simply need to commit all code changes to the time line, and push those changes to their central repository. A repository is where the code is hosted, and there can be many repositories for the same code base depending on the system that is used. Each repository will hold an index of all the changes that have happened to each branch of the code that each and every developer has altered. In short, it's essentially a very detailed list of who changed what file, when they changed it, and what was changed.</text:span></text:p>
      <text:p text:style-name="P6"><text:span text:style-name="T5"/></text:p>
      <text:p text:style-name="P12"><text:span text:style-name="T7">Some of the more common version control structures out there are git &amp; svn. Both of these do a very good job at tracking changes to code, but each does it in a specific way. Git is setup in such a way so that each developer has a complete set of all code in a specific project. Svn is setup so that a developer can check out a specific branch to work on without checking the entire project. Depending on the type </text:span><text:soft-page-break/><text:span text:style-name="T7">of development, the number of team members, and the decision of project managers each of these may be used with any specific project. In the end, it really boils down to a matter of preference.</text:span></text:p>
      <text:p text:style-name="P10"/>
      <text:p text:style-name="P6"><text:span text:style-name="T6">With all this in mind, </text:span><text:span text:style-name="T7">it should be easy to see how </text:span><text:span text:style-name="T6">t</text:span><text:span text:style-name="T5">he use of version control will make you a better programmer; allowing you to work on multiple aspects of development at any one time without messing up other areas that you might be working on. It also allows you not only to track what changes you've made but to save your work in one location, yet work on it in many. </text:span><text:span text:style-name="T6">Adding additional developers is relatively easy. And finally, tracking changes is a breeze due to the way version control handles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scue </meta:initial-creator>
    <meta:creation-date>2013-10-23T13:37:52</meta:creation-date>
    <dc:date>2013-11-01T17:15:37</dc:date>
    <dc:creator>Rescue </dc:creator>
    <meta:editing-duration>PT38M37S</meta:editing-duration>
    <meta:editing-cycles>6</meta:editing-cycles>
    <meta:generator>LibreOffice/4.0.2.2$Linux_X86_64 LibreOffice_project/400m0$Build-2</meta:generator>
    <meta:document-statistic meta:table-count="0" meta:image-count="0" meta:object-count="0" meta:page-count="3" meta:paragraph-count="9" meta:word-count="859" meta:character-count="4826" meta:non-whitespace-character-count="3975"/>
  </office:meta>
</office:document-meta>
</file>